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1C2D9C1BA0462161B72.png" manifest:media-type="image/png"/>
  <manifest:file-entry manifest:full-path="Pictures/10000201000002BC000001C204DBDB7C469D7033.png" manifest:media-type="image/png"/>
  <manifest:file-entry manifest:full-path="Pictures/10000201000002BC000001C2FE7AFFB18F5B65AD.png" manifest:media-type="image/png"/>
  <manifest:file-entry manifest:full-path="Pictures/100000000000077F0000039BFA1917E48075799F.png" manifest:media-type="image/png"/>
  <manifest:file-entry manifest:full-path="Pictures/10000201000007700000039D39A290F98BEBDC38.png" manifest:media-type="image/png"/>
  <manifest:file-entry manifest:full-path="Pictures/10000201000002BC000001C2FDEF246C8EE8D4A0.png" manifest:media-type="image/png"/>
  <manifest:file-entry manifest:full-path="Pictures/10000201000002BC000001C2866A3513154DCF3A.png" manifest:media-type="image/png"/>
  <manifest:file-entry manifest:full-path="Pictures/10000000000007490000037D0E7A41B32EEA33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405cm" svg:x="0.006cm" svg:y="1.16cm">
          <draw:image xlink:href="Pictures/10000000000007490000037D0E7A41B32EEA33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8.52cm" svg:height="11.905cm" svg:x="4.746cm" svg:y="1.91cm">
          <draw:image xlink:href="Pictures/10000201000002BC000001C2866A3513154DCF3A.png" xlink:type="simple" xlink:show="embed" xlink:actuate="onLoad" loext:mime-type="image/png">
            <text:p/>
          </draw:image>
        </draw:frame>
        <draw:frame draw:style-name="gr1" draw:text-style-name="P1" draw:layer="layout" svg:width="27.999cm" svg:height="13.466cm" svg:x="0.046cm" svg:y="1.169cm">
          <draw:image xlink:href="Pictures/100000000000077F0000039BFA1917E4807579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8.52cm" svg:height="11.905cm" svg:x="4.786cm" svg:y="1.949cm">
          <draw:image xlink:href="Pictures/10000201000002BC000001C2FE7AFFB18F5B65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8.52cm" svg:height="11.905cm" svg:x="4.786cm" svg:y="1.949cm">
          <draw:image xlink:href="Pictures/10000201000002BC000001C204DBDB7C469D70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1" draw:layer="layout" svg:width="18.252cm" svg:height="11.733cm" svg:x="4.608cm" svg:y="2.032cm" presentation:class="graphic" presentation:user-transformed="true">
          <draw:image xlink:href="Pictures/10000201000002BC000001C2D9C1BA0462161B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8.52cm" svg:height="11.905cm" svg:x="4.786cm" svg:y="1.949cm">
          <draw:image xlink:href="Pictures/10000201000002BC000001C2FDEF246C8EE8D4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999cm" svg:height="13.601cm" svg:x="0cm" svg:y="1.016cm">
          <draw:image xlink:href="Pictures/10000201000007700000039D39A290F98BEBDC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3:29:52.239295028</meta:creation-date>
    <dc:date>2021-10-20T11:12:56.046578710</dc:date>
    <meta:editing-duration>PT1H8M30S</meta:editing-duration>
    <meta:editing-cycles>4</meta:editing-cycles>
    <meta:generator>LibreOffice/6.4.7.2$Linux_X86_64 LibreOffice_project/40$Build-2</meta:generator>
    <meta:document-statistic meta:object-count="43"/>
  </office:meta>
</office:document-meta>
</file>